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Format.checkFormat( String jc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Format.format( Path path , NamespaceResolver resol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hFormat.parse( Path parent , String jcrPath , NamespaceResolver resolver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0">
            <text:p text:style-name="Table_20_Contents">20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PathFormat.format( Path . PathElement element , NamespaceResolver resolver , StringBuffer bu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Format.parse( String jcrPath , Namespa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Format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